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2173in" svg:y="-0.4425in" svg:width="7.1283in" svg:height="9.859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12:22.651464491</meta:creation-date>
    <dc:date>2018-06-27T15:20:53.616361013</dc:date>
    <meta:editing-duration>PT36M44S</meta:editing-duration>
    <meta:editing-cycles>5</meta:editing-cycles>
    <meta:generator>LibreOffice/6.0.5.1$Linux_X86_64 LibreOffice_project/00m0$Build-1</meta:generator>
    <meta:print-date>2018-06-27T15:18:33.616076257</meta:print-date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72.11pt"/>
    </style:style>
    <style:style style:name="co3" style:family="table-column">
      <style:table-column-properties fo:break-before="auto" style:column-width="123.05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Default"/>
          <table:table-cell/>
          <table:table-cell table:style-name="ce6" office:value-type="string" calcext:value-type="string">
            <text:p>kvboard v0.6 assembly <text:s/>2018-6-27</text:p>
          </table:table-cell>
          <table:table-cell/>
        </table:table-row>
        <table:table-row table:style-name="ro2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resistors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S25N06B4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DPAK1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MN4060SVT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TSOT-26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06_1.25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UN5133DW1T1G</text:p>
          </table:table-cell>
          <table:table-cell office:value-type="string" calcext:value-type="string">
            <text:p>BRT PNP dual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UN5232DW1T1G</text:p>
          </table:table-cell>
          <table:table-cell office:value-type="string" calcext:value-type="string">
            <text:p>BRT NPN dual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FET_enh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PICOSTAR_YJK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TZD3152PT1G</text:p>
          </table:table-cell>
          <table:table-cell office:value-type="string" calcext:value-type="string">
            <text:p>PFET dual</text:p>
          </table:table-cell>
          <table:table-cell office:value-type="string" calcext:value-type="string">
            <text:p>SOT563-6-M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_220_1%_160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es_2.20k_1%_1608</text:p>
          </table:table-cell>
          <table:table-cell office:value-type="string" calcext:value-type="string">
            <text:p>2.2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s_680_1%_160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de_10mm.fp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ZH471M1ETR-1010</text:p>
          </table:table-cell>
          <table:table-cell office:value-type="string" calcext:value-type="string">
            <text:p>470 uF</text:p>
          </table:table-cell>
          <table:table-cell office:value-type="string" calcext:value-type="string">
            <text:p>CAPAE10X10.lht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20:23.77841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